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1in"/>
          <style:tab-stop style:position="0.7868in"/>
          <style:tab-stop style:position="1.1806in"/>
          <style:tab-stop style:position="1.5743in"/>
          <style:tab-stop style:position="1.9681in"/>
          <style:tab-stop style:position="2.3618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style:style>
    <style:style style:name="TableColumn1" style:family="table-column">
      <style:table-column-properties style:column-width="3.4625in" style:rel-column-width="32767*"/>
    </style:style>
  </office:automatic-styles>
  <office:body>
    <office:text>
      <text:p text:style-name="P1"/>
      <text:p text:style-name="P2">陳真   |  2020.11.10 12:25   |   <text:a xlink:type="simple" xlink:href="http://palinfo.habago.org/Entry?Command=Information_PrintForum#FORUM40073"><text:span text:style-name="T1">#</text:span></text:a></text:p>
      <text:p text:style-name="P3">毒豬啟示錄 (四)：不會「馬上」死掉就沒關係嗎？ <text:line-break/><text:line-break/>陳真 <text:line-break/><text:line-break/>2020. 11. 10. <text:line-break/><text:line-break/><text:line-break/>我不但是台灣環境保護聯盟的創會者(之一)，而且是台灣環保運動的元老，比環保聯盟成立還要更早幾年。大約1985年，我就和戴振耀經常拿著相機在高雄各地工廠與河川拍照蒐證。這些黑心大廠，肆無忌憚地把含有重金屬的廢水直接排入河川，把每一條河污染成五顏六色，觸目驚心。 <text:line-break/><text:line-break/>其實，當年促使我注意到環境問題有個原因：有一天，無意中看到一項關於高雄楠梓地區的肺癌罹患率，若我沒記錯，它是其它縣市平均值的大約七倍。每次坐火車來高雄，你不用擔心睡過頭，因為當火車來到高雄市的前一站楠梓時，你就會被極其難以忍受的空氣惡臭給「燻醒」。 <text:line-break/><text:line-break/>我於是想到：到處蓋醫院是對的嗎？一方面拼命製造空污與水源污染，另一方面卻大量蓋醫院。蓋醫院很好，但是，如果你能夠做好公衛，豈不是更好？讓人們不生病，總好過百病叢生後再來治療與善後。 <text:line-break/><text:line-break/>我發現，人們常有一種詭辯或僥倖心態，就是很喜歡說「不會死」，或是「不會馬上死」。吃大便肯定也不會死，更不會馬上死，但你要吃嗎？各種毒物或汙染也一樣，你來到台灣南部住，空氣很差，交通很爛，水很髒，會馬上死嗎？應該不會。於是人們就麻木了，反正今天不會死，明天也不會死，後天應該也不會。問題是，若干時日後，等你發現要死掉或生病時，健康往往已經無法回頭，特別是兒童。 <text:line-break/><text:line-break/>吃萊豬會不會死？會！但是不會馬上死。什麼時候死不知道，但它會加速死亡或疾病的到來，大大增加風險。特別是脆弱族群，例如小孩與孕婦及心血管疾病患者，受害程度最為劇烈。問題是，吃下氰化物馬上就會死掉，但吃下毒豬卻不是「馬上」死或「馬上」生病。於是，「不會馬上」如何，便成為一種掩飾問題的藉口或麻木人心的說法。 <text:line-break/><text:line-break/>大多數人覺得這樣那樣都無所謂，那是因為他一時之間感受不到傷害，於是就認為沒什麼。很多酒癮藥癮患者就是這樣，一時之間看不到明顯傷害，於是就慢慢陷入疾病的痛苦深淵。 <text:line-break/><text:line-break/>四年前剛搬來高雄時，被空污嚇到，馬上就去訂了一大箱N95口罩以及好幾台空氣潔淨機，包括一台僅僅巴掌大的小米空氣監測器，十分好用。但是，即便如此，依然防不勝防，畢竟你不可能隨時戴著密不通風的N95口罩，你也不可能不出門。因此，歸根結底的作法不是常因空污過敏常跑醫院就診，而是應該改善空氣品質，而別再說什麼「不會馬上死掉」。 <text:line-break/><text:line-break/>韓國瑜當市長時，很重視空污問題，現在人渣黨搬師回朝，媒體全是自家人，根本無人監督，愛怎麼幹就怎麼幹；高雄「光復」了，一切市政似乎瞬間不再有人關心。韓國瑜時代，明明做到完美了，媒體照樣每天造謠抹黑，雞蛋裏挑骨頭，說成罪大惡極。現在市政一團爛，弊端連連，大家卻根本無所謂，因為高雄「光復」了。台灣的所謂「民主」，基本上就是這麼回事。</text:p>
      <text:p text:style-name="P2">周淮安   |  2020.11.10 11:18   |   <text:a xlink:type="simple" xlink:href="http://palinfo.habago.org/Entry?Command=Information_PrintForum#FORUM40072"><text:span text:style-name="T1">#</text:span></text:a></text:p>
      <text:p text:style-name="P4">萊劑若為只不過有些副作用的好藥，那早就供不應求，保證從民間減肥營到各醫院體重門診，都大排長龍搶破頭。何勞人渣黨昨是今非護航硬凹？</text:p>
      <text:p text:style-name="P2">陳真   |  2020.11.10 09:35   |   <text:a xlink:type="simple" xlink:href="http://palinfo.habago.org/Entry?Command=Information_PrintForum#FORUM40071"><text:span text:style-name="T1">#</text:span></text:a></text:p>
      <text:p text:style-name="P3">毒豬啟示錄 (三)：連豬都禁吃的毒品，台灣人可以吃？ <text:line-break/><text:line-break/>陳真 <text:line-break/>2020. 11. 10. <text:line-break/><text:line-break/><text:line-break/>想像你自己家裏養豬，自給自足，安和樂利。卻有個惡霸，強迫你非得跟他買豬肉不可。惡霸拳頭粗，殺人不眨眼，迫於無奈，只好跟他買。但是，惡霸為了撈更多錢，他在賣豬肉給你之前的一個月，天天餵毒給豬吃，讓豬隻在毒品的作用下，瘦肉比例增加，黑心錢也就能賺更多。 <text:line-break/><text:line-break/>這時候，你還要跟惡霸買豬肉嗎？惡霸一定要賺錢賺到如此黑心如此喪心病狂的程度嗎？我可以勉為其難跟你買豬肉，為什麼你非得要餵毒給豬吃？那也就等於是我在吃毒不是嗎？有必要這麼貪婪這麼卑劣嗎？ <text:line-break/><text:line-break/>頗受CIA「賞識」的吳怡農，透過什麼青年營隊，洗腦年輕人說，進口美國萊豬的原因是因為「時候到了」，台灣「該走向國際」了，「該和國際社會接軌了」。它媽的睜眼說瞎話，真是很無恥，這叫做「與國際社會接軌」？億萬身價的金融貴族吳怡農，是以為台灣人全是白癡嗎？還是覺得台灣人的命不值錢？ <text:line-break/><text:line-break/>人渣黨甚至還說，萊豬「吃幾輩子也不會有事」。它媽的，如果真是這樣，我養你，狗官們統統來，全家老小都來吃，我付錢。 <text:line-break/><text:line-break/>事實上，全世界絕大部份國家(一百六十幾國)禁止給豬吃萊克多巴胺。為什麼呢？因為它根本不是藥，而是毒。它不是用來治療任何疾病，而是黑心藥廠為了賺取更多暴利，讓動物在屠宰前一個月，開始給牠餵毒，以便增加瘦肉以謀利。在這餵毒的過程中，動物同樣也承受了巨大痛苦。 <text:line-break/><text:line-break/>全世界一百六十多個國家禁止豬吃的毒品(包括台灣豬也是禁止吃萊劑)，為何台灣人卻必須吃？台灣人是自認食安條件比不上豬嗎？還是自願當美國的人體實驗品？這東西對於孕婦、小孩及高血壓與心血管疾病患者，傷害更大。真是非常不道德。 <text:line-break/><text:line-break/>奉勸「吳怡農們」，莫做可恥、貽害蒼生之事！玩政治也好，效忠美國主子也罷，不應該昧著良心去傷害眾人、遺害後代子孫，不應該連基本是非與人性都要拿來當成一種祭品。</text:p>
      <text:p text:style-name="P2">許世勤   |  2020.11.10 09:32   |   <text:a xlink:type="simple" xlink:href="http://palinfo.habago.org/Entry?Command=Information_PrintForum#FORUM40070"><text:span text:style-name="T1">#</text:span></text:a></text:p>
      <text:p text:style-name="P4">關於「萊克多巴胺」，如果google可以找到維基百科中文版的說明： <text:line-break/><text:line-break/><text:a xlink:type="simple" xlink:href="https://zh.wikipedia.org/wiki/%E8%90%8A%E5%85%8B%E5%A4%9A%E5%B7%B4%E8%83%BA"><text:span text:style-name="T2">https://zh.wikipedia.org/wiki/</text:span><text:span text:style-name="T3">萊克多巴胺</text:span></text:a><text:s/><text:line-break/><text:line-break/>裡面提到「...是瘦肉精中最常見的一種，其肉品殘留毒性遠低於具有相同功能的其他動物飼料添加物。美國稱在其測定的容許殘留量下合法使用，將不會對人類造成中毒或短期危害。...」 <text:line-break/>這個說法其實容易讓人產生「其實吃了瘦肉精也還好啦，應該不會怎樣啦！」 <text:line-break/>如果查閱英文版Wikipedia關於"Ractopamine"的解釋，卻找不到這樣的表述： <text:line-break/><text:line-break/><text:a xlink:type="simple" xlink:href="https://en.wikipedia.org/wiki/Ractopamine"><text:span text:style-name="T2">https://en.wikipedia.org/wiki/Ractopamine</text:span></text:a><text:s/><text:line-break/><text:line-break/>由於維基百科可以接受任何人的改寫，這也許是「一個瘦肉精各自表述」吧！說不定也是「大內宣」的一環，「瘦肉精」並不可怕，人民可以「放心吃」。 <text:line-break/><text:line-break/>但是在2014年的一篇評估報告中，關於食用含有ractopamine的肉品： <text:line-break/><text:line-break/><text:a xlink:type="simple" xlink:href="https://www.researchgate.net/publication/277264017_HEALTH_RISK_ASSESSMENT_OF_EXPOSURE_TO_RACTOPAMINE_THROUGH_CONSUMPTION_OF_MEAT_PRODUCTS"><text:span text:style-name="T2">https://www.researchgate.net/publication/277264017_HEALTH_RISK_ASSESSMENT_OF_EXPOSURE_TO_RACTOPAMINE_THROUGH_CONSUMPTION_OF_MEAT_PRODUCTS</text:span></text:a><text:s/><text:line-break/><text:line-break/>作者的結論是「ractopamine會引發不可接受的健康危害」，所以ractopamine應該「禁用(prohibited)」。另外在pubmed可以找到更多關於ractopamine的文獻，不是在臟器的殘留評估，就是造成水生動物危害或內分泌平衡遭到破壞等，似乎找不到結論有「吃了ractopamine有益身體健康」的文獻。 </text:p>
      <text:p text:style-name="P2">陳真   |  2020.11.09 20:46   |   <text:a xlink:type="simple" xlink:href="http://palinfo.habago.org/Entry?Command=Information_PrintForum#FORUM40069"><text:span text:style-name="T1">#</text:span></text:a></text:p>
      <text:p text:style-name="P3">毒豬啟示錄(二) <text:line-break/><text:line-break/>陳真 <text:line-break/><text:line-break/>2020. 11. 09. <text:line-break/><text:line-break/><text:line-break/>11 月18日成大有個關於萊豬的講座，學姐主持的，請看： <text:line-break/><text:line-break/><text:a xlink:type="simple" xlink:href="https://bit.ly/3paQaMv"><text:span text:style-name="T2">https://bit.ly/3paQaMv</text:span></text:a><text:s/><text:line-break/><text:line-break/>台灣人被馴化到就像被安裝了開關，或是腦子被植入程式，人渣黨要他生氣，他就會生氣；要他歌頌，他就會歌頌。台灣的所謂民主，就是這麼回事。 <text:line-break/><text:line-break/>就我長期的觀察與比較，對岸同胞的自主判斷力與是非道德意識，很顯然遠遠遠遠遠遠優於台灣人。簡單說就是，對岸人民比較具有所謂「公民素質」與「公民意識」，台灣人卻很像一種機器，根據黨和媒體的指令行事，特別是年輕一代，你幾乎已經找不到幾個有點腦子的人了，從小生活在一個徹底封閉的洗腦環境。 <text:line-break/><text:line-break/>令人驚駭的是：腦殘們反而以為自己很有腦子，並且很得意於自己生活在多麼自由開放的環境，很不屑對岸，總是嘲笑說對岸如何封閉與不自由。對此我常感無言。 <text:line-break/><text:line-break/>事實上，台灣人聽話到這樣一種程度：即便是面對同一件事，僅僅百分之一的惡劣，他卻「憤怒」極了！為什麼呢？因為黨和媒體要他「憤怒」，要他起來「革命」、「抗爭」。可是，同樣一件事，惡劣程度在一百倍以上，他卻反而變得很欣慰，很感激，為什麼呢？因為黨和媒體要他欣慰，要他感激。 <text:line-break/><text:line-break/>美國毒豬進口就是一例。這麼嚴重與惡劣的一件事，你看，幾乎一點反對聲音也沒有，就連最該反抗的幼兒園或中小學學生的家長們也一樣靜悄悄。不但靜悄悄，當他們知道你反對毒豬時，還會對你不屑或對你產生疑慮與排擠，認為你「不單純」，一定是人格有問題，或是別有不良居心或政治陰謀。 <text:line-break/><text:line-break/>可是，今天倘若是國民黨執政，開放毒豬進口，我敢說，所有綠媒，所有親綠學者與文人走狗們，以及掛羊頭賣狗肉的所有所謂「社運」團體，統統都會跳出來「革命」與「抗暴」，而且會馬上蔚為流行風潮，整個校園會熱血沸騰，男女學生們會連夜糾眾奔走呼號救台灣，說不定連總統府都已經被包圍、被攻擊、被佔領了。 <text:line-break/><text:line-break/>我常說起三十幾年前，我和戴振耀等人開始推動台灣的環保運動時，光是批評高雄幾條河川被重金屬嚴重污染，一堆警察馬上就攜帶槍械前來查緝，像在圍捕什麼江洋大盜那樣，而且動輒會被廠方以黑道暴力威脅。當時，甚至在高雄楠梓區的飲用水裏頭，一度居然發現含有油漬；整個城市，特別是楠梓、仁武與林園區的路樹統統蒙上一層厚厚的空污毒塵。 <text:line-break/><text:line-break/>結果呢？你以為人們會感激你在戒嚴時期冒著生命危險跳出來指出問題嗎？那你就錯了，幾乎所有人都會開始懷疑你的人品，你將會失去所有朋友，人們甚至會懷疑你的精神狀態是不是有問題。 <text:line-break/><text:line-break/>高醫校方就曾經向我父母說我可能是精神病，要他們帶我去精神科就診。校方說，若不是精神病，怎麼會參加黨外呢？怎麼會去批評什麼環境污染呢？怎麼會關心什麼人權呢？怎麼可能會反戒嚴呢？戒嚴是要保護好人，防止壞人的啊！若不是人格有問題，怎麼可能會去批評偉大的蔣公和蔣經國，反對偉大政府的施政呢？認為你若不是腦子有病，就是人格敗壞不單純，一定別有居心，一定有著什麼卑鄙動機。 <text:line-break/><text:line-break/>高醫當時有個學生社團，叫做什麼生態社還是什麼社我忘了，我也加入了，在開會時，我只不過是站起來說關心生態不是整天搞賞鳥活動；我還引用一些研究數據說，我們應該關心高雄嚴重的空污和水源污染所可能導致的超高癌症罹患率 (特別是楠梓區的肺癌，是當時全台灣平均值的七倍)。 <text:line-break/><text:line-break/>結果呢，你以為老師或同學們會感謝或肯定我冒著生命危險為眾人發聲嗎？當然不會。人們不但不會感謝你或敬佩你，反而會對你開始攻擊或不屑或猜疑，開始造謠抹黑。 <text:line-break/><text:line-break/>我在高醫社團發言之後沒幾天，一群同學居然去教室堵我，要我自動滾出社團，最好滾出高醫，不要污染純潔的校園；甚至還有學弟企圖對我動粗。 <text:line-break/><text:line-break/>前些日子，有事得辦，回去高醫一趟。我帶小孩一起去，因為她很想看看我過去上課的教室和校園。我帶她走了一圈，往事栩栩如生： <text:line-break/><text:line-break/>我就是在這個東側門出口處因為散發自己寫的反蔣文章被捕；我就是在高醫的學生餐廳裏因為散發黨外競選傳單遭到同學們的熱湯攻擊；我就是在這個校園廣場聚眾演講主張台獨，成為叛亂犯...等等等。 <text:line-break/><text:line-break/>不過，我並沒有告訴小孩這些事，畢竟她才五歲，不可能理解為何僅僅說些良心話，卻得搞到變成全民公敵，搞到家破人亡。往事並沒有如煙一般消逝，反倒持續至今，一絲未改。我對個人一切遭遇無絲毫掛念，惟一難以釋懷的是連累父母，使父母終日擔驚受怕，使父母蒙羞。 <text:line-break/><text:line-break/>幾十年來，台灣其實沒有任何本質上的不同。當然，現在你反毒豬，反對主流政治勢力的各種惡劣作為，後果並不像過去那麼恐怖。但是，這並不是因為統治者變得寬厚了，而是因為他總是有各種整你或孤立你、醜化與抹黑你的手段與方法，讓你的人格與言行失去影響力，甚至成為笑柄。 <text:line-break/><text:line-break/>但我想說的不是統治者對付異己的惡劣行徑，而是想說台灣人普遍還是跟過去一樣，非常窩囊膽小，非常腦殘，非常明哲保身，非常不在意善惡是非，非常習慣於向主流勢力靠攏與爭相表態，排擠與輕視少數異己。這樣一些人民特質，始終沒有任何改變。 <text:line-break/><text:line-break/>但有一些人，他並不腦殘，比方說醫界和學界很多人知道萊豬之可怕，但他就是不敢公開表態，只敢私下說說，而且很怕留下證據，非常窩囊。奇怪的是，這樣一些非常窩囊膽小、保護自己保護得滴水不漏的人，卻又往往很喜歡說我們台灣好民主哦，好自由哦。 <text:line-break/><text:line-break/>在我看來，掌權者如何為惡不重要，重要的是人民的素質，因為那是防止掌權者為惡最有力的保障。就好像老虎喜歡怎麼吃人不重要，重要的是到底我們有沒有打老虎的素質和能力。 <text:line-break/><text:line-break/>台灣人那麼愛誇耀什麼民主，其實毫無主人應有的素質；特別是所謂讀書人，絕大多數窩囊猥瑣得根本不像個人。</text:p>
      <text:p text:style-name="P2">張萬康   |  2020.11.09 18:11   |   <text:a xlink:type="simple" xlink:href="http://palinfo.habago.org/Entry?Command=Information_PrintForum#FORUM40068"><text:span text:style-name="T1">#</text:span></text:a></text:p>
      <text:p text:style-name="P4">有人提到丸康，這是我多年前用過的搞笑化名。但我不認識留言者。講東講西的內容看了扎眼。或許期待看的人起反應，我覺這樣不妥。 <text:line-break/><text:line-break/>美國新當選的副總統叫哈里斯（Kamala Harris），台灣媒體非要叫她賀錦麗來裝熟。 <text:line-break/><text:line-break/>得獎不得獎沒什麼，某個角度來說也是種慚愧。而且那也是很多年前的事了。02年我心中的NBA西區冠軍是國王隊，不是勝出的湖人隊。官方史冊談的贏家是湖人，但我和我哥們否定這個看法。 <text:line-break/><text:line-break/>抗美援朝是中國打出偉大志氣的一場戰爭。沒有徹底趕走美軍，但把美軍從鴨綠江畔打回38線，這是勝利。曾打到37線但給美軍打回38線扳回局面，最後仍維持南北韓38線作收，所以算平局也可。重點是問心無愧，不想打，卻被迫還手，以弱迎強的付出展現了光榮價值，但不傲慢。美國人輸了，或被逼和，仍不思省自身，這是傲慢。</text:p>
      <text:p text:style-name="P2">張紹中   |  2020.11.09 16:53   |   <text:a xlink:type="simple" xlink:href="http://palinfo.habago.org/Entry?Command=Information_PrintForum#FORUM40067"><text:span text:style-name="T1">#</text:span></text:a></text:p>
      <text:p text:style-name="P3">丸康、陳真： <text:line-break/>我也入圍了丸康當年拿到一百萬的獎了，可惜沒拿到 <text:line-break/>太多立場不同，說了陳真不高興又刪我文章，不說了 <text:line-break/>立冬願若雪網大家安好，三冬皆暖</text:p>
      <text:p text:style-name="P2">李念淨   |  2020.11.09 10:59   |   <text:a xlink:type="simple" xlink:href="http://palinfo.habago.org/Entry?Command=Information_PrintForum#FORUM40066"><text:span text:style-name="T1">#</text:span></text:a></text:p>
      <text:p text:style-name="P3">【流浪兒童】以色列強拆村鎮致41兒童無家可歸 <text:line-break/>據《衛報》11月5日報道，以色列軍隊在被佔領的約旦河西岸地區拆除一個巴勒斯坦村鎮，造成73人無家可歸，其中包括41名兒童。這是近年以來最大規模一次拆除。 <text:line-break/>被拆除村莊是在約旦河谷的貝都因村莊之一，這些村莊位於以色列國防軍訓練區內。儘管這些村莊位於巴勒斯坦境內，但此處居民經常會面臨以色列的強拆威脅。 <text:line-break/>2020年初至今，西岸地區和東耶路撒冷已有700棟建築被拆除，造成869名巴勒斯坦人無家可歸。 <text:line-break/><text:line-break/><text:a xlink:type="simple" xlink:href="https://www.theguardian.com/world/2020/nov/05/israeli-forces-leave-41-children-homeless-after-razing-palestinian-village-un-says"><text:span text:style-name="T2">https://www.theguardian.com/world/2020/nov/05/israeli-forces-leave-41-children-homeless-after-razing-palestinian-village-un-says</text:span></text:a></text:p>
      <text:p text:style-name="P2">孫從輔   |  2020.11.09 04:05   |   <text:a xlink:type="simple" xlink:href="http://palinfo.habago.org/Entry?Command=Information_PrintForum#FORUM40065"><text:span text:style-name="T1">#</text:span></text:a></text:p>
      <text:p text:style-name="P3">希拉蕊上個月在《外交事務》雜誌發表一篇文章，談美國軍隊和國防的改革。這號人物在這個時間點發表這種文章，當然不會是個人觀點，而是代表背後的龐大勢力，為即將上任的新政府放風聲，因此給人很不祥的感覺。 <text:line-break/><text:line-break/>// <text:line-break/><text:line-break/>希拉蕊：美國應重新思考國家安全問題 <text:line-break/>中譯文： <text:a xlink:type="simple" xlink:href="https://www.sohu.com/a/428981742_120412715"><text:span text:style-name="T2">https://www.sohu.com/a/428981742_120412715</text:span></text:a><text:s/><text:line-break/>原文：《Foreign Affairs》A National Security Reckoning <text:line-break/><text:a xlink:type="simple" xlink:href="https://tinyurl.com/y4ll22y5"><text:span text:style-name="T2">https://tinyurl.com/y4ll22y5</text:span></text:a><text:s/><text:line-break/>(原文需要付錢才能看，因此我也看不了全文。但是一開頭希拉蕊和美軍合照的照片可以看見，讓人有點毛骨悚然) </text:p>
      <text:p text:style-name="P2">陳真   |  2020.11.09 02:01   |   <text:a xlink:type="simple" xlink:href="http://palinfo.habago.org/Entry?Command=Information_PrintForum#FORUM40064"><text:span text:style-name="T1">#</text:span></text:a></text:p>
      <text:p text:style-name="P4">川普勝負何妨？ <text:line-break/><text:line-break/>陳真 <text:line-break/><text:line-break/>2020. 11. 09. <text:line-break/><text:line-break/><text:line-break/>我其實很不喜歡給文字取標題。為什麼呢？因為標題往往意味著某種主題與概括性，簡單說就是結構，而我對於結構或理論化等等這類東西或企圖，始終覺得很反感，畢竟我們不是在談論物理化學或數學與邏輯等等所謂「硬科學」，而是在談論活生生的人事物，它基本上有著一種反理論與反結構的特性；就跟羅素批評「邏輯分析」一樣，每「理論化」一次，人事物的真實內涵就得少掉一些。 <text:line-break/><text:line-break/>我講這東西，可深可淺。淺的大約就是這樣，不然還能怎樣？畢竟任何公眾文字，包括巴勒網也一樣，都只是一種很像幼兒園的課程，學一些兔兔、鴨鴨或「ㄅㄨ ㄅㄨ有幾個輪子」(幼兒園大班上學期的教材) 之類的東西。但若要深刻一點來講，肯定就不可能公眾化了；能聽懂的，少之又少，就好像能聽懂相對論的，世上大概也不會有多少人。有興趣探究的，不妨把維根斯坦和Peter Winch的著作全翻出來讀一讀。 <text:line-break/><text:line-break/>總之就是，通俗文字有它的缺陷與長處。缺陷就是很幼稚很膚淺，你沒法拿它做「字面解」。至於長處，也許就是它就像一種啟發、寓言、故事或隱喻，也許帶來一種洞見(insight)，也許激發某種想像，就像禪宗手指明月，重點不是「手指」，而是難以訴說的「明月」；著眼於「手指」是沒有意義的。 <text:line-break/><text:line-break/>類似表白說過很多次了，閒言表過，言歸正傳。以上所言，與底下所述沒有任何 (直接) 關係。 <text:line-break/><text:line-break/>很多人常問我，相較於拜登，川普及其選舉勝負對於兩岸的影響。我的看法是這樣： <text:line-break/><text:line-break/>一，我不知道。而且我相信，事實上也沒有人知道。我們都只能瞎子摸象，亂猜一通。 <text:line-break/><text:line-break/>但是，雖然你我都是瞎子，摸象的能力也許還是有點差別。至少，有些瞎子是有點病識感的，他知道自己眼睛看不見，因此知道如何看待自己的「摸象」結果之有限性與臆測性。 <text:line-break/><text:line-break/>二，川普是「和平的」。 <text:line-break/><text:line-break/>如果拿川普來和希拉蕊那個血腥妖女及歐巴馬那個陰狠人渣來對比，那麼，毫無疑問，川普應該獲得一百個諾貝爾和平獎，他肯定是歷年來最「和平」、最少血腥、最少侵略與屠殺的一位美國總統，就如良哲所說，美國人日後說不定會懷念起這段世界「和平」的歲月。當然，「和平」得打個引號，它不是真的和平，而是跟過去各種恐怖侵略與屠殺相比。 <text:line-break/><text:line-break/>三，川普從過去之不可預測，變成可預測。 <text:line-break/><text:line-break/>上一回美國總統選舉，我打了個比方：選妖女希拉磊是穩死的，但是，選出川普則不一定，因為他不是建制派，而是半路殺出的程咬金，他不會照著建制派的劇本走。換個方式說，他或多或少打亂了美國對於打擊中國既有的戰略布局。 <text:line-break/><text:line-break/>打亂不一定更好，也不一定更壞，說不準。但是，希拉蕊卻是完全可預測的「壞」，她是deep state的核心人物，瘋狂嗜血，貪婪血腥，泯滅人性；她是各種侵略戰爭的完全信奉者，相信拳頭就是真理，視「非白人」性命如草芥。 <text:line-break/><text:line-break/>可是，這一回不一樣。經過四年的觀察，川普變成可高度預測。他無非就是個商人，喜歡錢，喜歡權力與享受，喜歡女色與美食。他不會喜歡讓美國付出代價的戰爭，更不會喜歡讓自己富可敵國的各種生意受到影響。 <text:line-break/><text:line-break/>當然，川普即便貴為總統，依然不可能有多少自主空間，你從他周圍那些張牙舞爪的官員就能看得出來，真正牢牢掌握權力的，依舊是以軍工複合體及情治體系為權力核心的 "deep state"，而非川普。川普所能起的作用，大約就是延緩中美戰爭最終按鈕之啟動。 <text:line-break/><text:line-break/>反之，拜登卻充滿高度不確定性，你根本不知道他有什麼政見，根本不知道他當美國總統究竟是想幹什麼，完全一片空白。不過，可以預測的是，當權力再度回歸並集中在建制派手裏，往後的反中手法一定更加複雜且邪惡。相較之下，川普行事雖然瘋狂與戲劇化，但手段也相對單純。 <text:line-break/><text:line-break/>四，拜登代表民主黨出馬競選是很可疑的，甚至可怕，權力結構非常不透明。 <text:line-break/><text:line-break/>因為，從拜登無數荒腔走板的言行來看，就算不是精神科或腦神經科醫師，應該也能清楚察覺他似乎已有明顯的失智症狀，若非輕度失智，至少也已是初期發病階段。我不相信他所代表的 "deep state" 不知道把美國最高權力交給一個失智老人的極度風險。對我來說，這是一個謎。但是，美國政治向來如此，關乎權力之事，宛若宮廷深深深幾許，計中有計，陰還更陰，非常不透明。 <text:line-break/><text:line-break/>五，川普是個「殷實」的生意人。 <text:line-break/><text:line-break/>羅素曾經說過，美國就像一家採取「權力世襲制」的公司，軍火商及情治體系和金融禿鷹才是美國永不改選的真正掌權人。羅素說，所謂選美國總統，向來就像選出左手或右手那樣可笑與狡詐。事實上，不管選出右手或左手，都是選出同樣的一組人馬。 <text:line-break/><text:line-break/>反之，川普卻完全不在這個世襲的權力結構裏頭。他純粹就是個生意人。對於「生意人」一詞，我毫無貶意，而是某種相對敬意。生意人跟大家一樣，喜歡賺錢，但是生意人特別害怕戰亂。 <text:line-break/><text:line-break/>也許你會說，美國政壇哪個不是生意人？確實如此。不過，同樣是生意人，川普幹的各種生意，基本上都還是得付出成本的，搞不好還會面臨周轉不濟而破產。但是，真正掌權的 "deep state"，卻是專做無本買賣，搞金融，買空賣空；太平日大賺，戰亂來時恐怕賺更多；藉著美元霸權等各種金融手段，幾乎瞬間就能活活吞食任何一個弱小國家。 <text:line-break/><text:line-break/>除了搞金融劫掠之外，軍火也是這些應當槍斃一萬遍的血腥人渣之主要收入來源之一；平常隨便強迫賣你幾顆飛彈，千百億就進了口袋，若是在世界各地製造動亂或打起仗來，那簡直就是賺翻了。 <text:line-break/><text:line-break/>簡單說就是，美國政客雖然都是生意人，無一例外，但是，真正掌大權的人渣們，卻完全幹的就是無本生意及鮮血生意，拿世人的鮮血，換取天文數字般的瘋狂暴利。美國立國兩百多年，卻打了兩百多次戰爭，平均一年打一次以上的戰爭。美國基本上就是一家戰爭公司，一個戰爭機器，為什麼這麼熱愛戰爭？因為有暴利可圖之外，同時可在全世界不斷擴張權力版圖。 <text:line-break/><text:line-break/>六，誰當美國總統都一樣。 <text:line-break/><text:line-break/>反中的大方向不會變，戰爭同樣就在不遠之處，只差臨門一腳。當戰爭計畫一旦啟動，在分出勝負之前，它沒有理由喊停。 <text:line-break/><text:line-break/>參見兩篇舊文如下。我知道現代人很病態，看東西只願看圖片，看漫畫，文字頂多看兩行，多出一些字就不看了。我沒法想像一個人如果不願紮紮實實去理解問題，他如何可能對各種人事物形成有意義的判斷？ <text:line-break/><text:line-break/>《美國侵華戰爭計畫》 <text:line-break/><text:line-break/><text:a xlink:type="simple" xlink:href="https://bit.ly/36dtClO"><text:span text:style-name="T2">https://bit.ly/36dtClO</text:span></text:a><text:s/><text:line-break/><text:line-break/>《摧毀中國計畫：美國資助恐怖份子、毒販與政治代理人 //「民主基金會」操盤手阿布拉姆斯 (Elliott Abrams)--一個血腥戰犯 (1)》 <text:line-break/><text:line-break/><text:a xlink:type="simple" xlink:href="https://bit.ly/3n74YtY"><text:span text:style-name="T2">https://bit.ly/3n74YtY</text:span></text:a><text:s/><text:line-break/><text:line-break/>七，台灣人就是一塊肉，島內甚囂塵上的所謂「押寶說」，幼稚可笑，毫無意義。 <text:line-break/><text:line-break/>美國對於台灣，豈止像皇帝，根本不把台灣人當人看，哪來所謂押寶問題？不管誰當美國總統，美國人想要怎麼壓榨台灣人就怎麼壓榨，他哪會管你什麼押不押寶？你又哪來地位押什麼寶？ <text:line-break/><text:line-break/>那就好像一個屠宰場，豬牛羊就是要給人吃，哪來什麼押不押寶誰當屠宰場老闆的問題？豬牛羊哪來什麼押寶空間？真是笑死人。誰當老闆都一樣是宰成肉塊。 <text:line-break/><text:line-break/>台灣人喜歡美國也好，不喜歡也罷，喜歡哪個人當美國總統都一樣，台灣人就只是一塊肉，肉是給人吃的，哪來什麼押不押寶？張三上台，你是一塊肉，李四上台，你還是一塊肉；吃法也許不同，但是這完全不是肉所能決定。台灣人別連這樣一個基本定位都搞不清楚。 <text:line-break/><text:line-break/>台灣人想押寶，除非改變心態，反抗美國之宰割，想辦法脫離「肉」的生存地位。倘若「以肉為榮」的心態不改，卻說押寶，豈不可笑？ <text:line-break/><text:line-break/>八，台灣之於美國，其實連走狗都談不上，台灣基本上就是美國用來傷害中國大陸、阻止其崛起的一顆人肉炸彈。這個基本定位，不會因為誰當美國總統而改變，頂多是引爆時程與引爆方式略有不同而已。 <text:line-break/><text:line-break/>所謂人肉炸彈就是以小博大，死傷越恐怖越慘烈越持久，最好演變成兩岸長期內戰，對於美國之摧毀中國越有利。因此才會有CIA的欽點愛將吳怡農之所謂「全民皆兵」說法，鼓勵台灣人家家戶戶武裝化，鼓勵人人浴血攻擊對岸同胞，強調城市社區巷戰，鼓吹台灣人戰到島毀人亡，戰到最後一兵一卒。 <text:line-break/><text:line-break/>「吳怡農們」這幾年還拼命鼓吹台灣人進行所謂「不對稱戰爭」。什麼是不對稱戰爭？就是用最小的代價，製造對方最大的傷亡。美國人這幾年不斷教導台灣人的「不對稱作戰」方式，包括鼓勵台灣人用飛彈攻擊三峽大壩，製造對岸千萬人的死亡；或是鼓勵台灣人用飛彈攻擊上海、深圳等人口稠密區等等，全是觸犯「反人類戰爭罪行」的非法攻擊方式。 <text:line-break/><text:line-break/>美國及其走狗們甚至還不斷揚言要賣給台灣核武，還說一小時內就可在台灣部署完成一千枚小型核彈，隨時可對大陸發動核武攻擊。完全就是喪心病狂。 <text:line-break/><text:line-break/>你跟你的兄弟姐妹也許有點小糾紛，卻有個向來殺人不眨眼的黑幫進駐你家，掌控你家的一切，洗腦你的下一代說每年讓你賺進幾千億養家活口的隔壁親人其實是不懂民主的畜牲，是你不共戴天的仇家你的敵人，然後說要把你家給全面武裝化，說要賣幾千顆核彈給你，免費幫你安裝，逼迫你拿出所有積蓄購買舉世密度最高的幾千顆飛彈，教你如何大規模殺害你隔壁的親人骨肉，鼓勵你全家老幼婦孺都應該戰到最後一人，你覺得這樣一個黑幫及其走狗，是在幫你或害你？ <text:line-break/><text:line-break/>我希望台灣人醒一醒，認清自身險境，認清台奸心態，認清這些包藏禍心泯滅人性的陽謀，向善靠攏，高舉公義，切莫為虎作倀，切莫被真正的敵人(美國人及其台奸走狗)所愚弄，切莫充當邪惡血腥帝國藉以傷害對岸同胞的人肉炸彈。</text:p>
      <text:p text:style-name="P2">陳真   |  2020.11.08 01:48   |   <text:a xlink:type="simple" xlink:href="http://palinfo.habago.org/Entry?Command=Information_PrintForum#FORUM40063"><text:span text:style-name="T1">#</text:span></text:a></text:p>
      <text:p text:style-name="P3">西方記者知道自己是記者嗎？ <text:line-break/><text:line-break/>陳真 <text:line-break/><text:line-break/>2020. 11. 08. <text:line-break/><text:line-break/><text:line-break/><text:line-break/>川普睡一覺醒來，從大贏變小勝，然後小勝變小輸或大輸。川普不滿，召開記者會指控計票方式違法，指控對手作弊。西方主流媒體一聽，立即關掉麥克風，撤消直播，拒絕傳播川普之「謊言」，一副正義凜然貌。非常卑鄙可笑。 <text:line-break/><text:line-break/>西方主流媒體從來都不是媒體，而是政治宣傳機構。對於這一點文宣任務，我相信任何國家基本上差不多。問題是，一般主流媒體做為國家宣傳機器的一環，也許隱惡揚善，也許報喜不報憂，但不至於撒謊，至少不會大規模撒謊。例如對岸的媒體(《央視》與《鳳凰衛視》等等等)與《RT》(《今日俄羅斯》) ，就是全世界最好的媒體，報導品質最好，最具內涵，最持平與客觀，可信度極高，幾乎從不造謠 (至少我從沒見過)，真真正正擔負起媒體最基本的存在意義與價值。 <text:line-break/><text:line-break/>但是，西方媒體卻不然，它們永遠都會配合當下的政治需要，進行大規模的造謠，藉以抹黑其所謂敵對國家或弱國，藉以發動政變，煽惑動亂，或是發動侵略戰爭，包括南斯拉夫內戰及柯索沃戰爭，葉門內戰，侵略伊拉克、阿富汗、利比亞、敘利亞等等等，或是在玻利維亞與委內瑞拉製造血腥衝突與軍事政變或發動局部內戰等等等等等等，乃至於六四天安門事件以及香港的一系列動亂，全部都是在CIA的主導下，主流媒體鋪天蓋地全面造謠抹黑，赤裸裸地撒謊與渲染，完全沒有任何廉恥可言。 <text:line-break/><text:line-break/>這樣一種骯髒齷齪下三濫到極點的主流媒體，卻裝模作樣地說他們拒絕傳播川普的「謊話」。你說可不可恥！ <text:line-break/><text:line-break/>再說，西方記者知道自己是記者嗎？新聞媒體何時變成只傳播真理？難道媒體以為自己是真理公賣局？那是教堂及牧師或法官的工作，不是記者的本份，不是由媒體來決定當事人的認知或說法是否是所謂「事實」來做為要不要報導的根據。 <text:line-break/><text:line-break/>川普既然是事件當事人，那麼，當事人不管說了些什麼，媒體就該如實報導些什麼，這就是真相。媒體該做的工作就是讓人們知道發生了什麼事。即便川普說了一些完全違反經驗事實的說法，比方說，假設川普說他有三個頭六隻眼睛八條腿，這應該不是事實吧，但是，不管事件當事人說了些什麼，你就該報導什麼，這就是媒體的工作，這就是報導真相。 <text:line-break/><text:line-break/>它媽的，媒體幾時居然可以不去報導事實，而是判定當事人的話語內容是否屬實。你今天採訪一個嫌疑犯，問他說「你有殺人嗎？」他說「我沒有殺人哦」。難道就因為你相信他殺了人而不報導？馬上關掉麥克風，拒絕新聞傳播嫌犯的「謊言」？它媽的，這麼簡單的道理也還需要人家教嗎？西方媒體水平之低劣程度，真是難以想像。 <text:line-break/><text:line-break/>退一萬步來說，就算要判斷一個人所說的話是否謊言，也不是那種判斷法。西方媒體說，川普講的是謊言。可是，這些媒體憑什麼知道川普講的話是謊言？他們說，因為川普並沒有提出證據。可是，沒有證據跟謊言畢竟是兩回事。媒體怎麼知道當下沒有提供證據，稍後不會有證據？這些媒體事實上只是選邊靠，打落水狗，看川普很可能輸，於是就向其對手表態效忠。 <text:line-break/><text:line-break/>再說，川普事實上提供了很多人證物證，而且數量龐大，其中有一些指控已獲得證實，例如成千上萬的選票，因為所謂判讀儀器出錯還是怎樣，居然把川普的選票全部讀成拜登的選票。也許你會說，這樣一些已經被證實的錯誤或作弊，仍然不足以翻盤。但這是兩回事。即便無法翻盤，但是，違法或錯誤計票確實大量存在。你怎能在第一時間就說這是謊言而拒絕報導呢？ <text:line-break/><text:line-break/>西方媒體的荒唐，真是難以想像。我指的荒唐之離譜，並非指其惡行本身，而是指他們在從事惡行時，居然表現得好像自己是什麼真理捍衛者，毫無病識感，水平之低，難以想像。他們知不知道自己做為一個記者，究竟是該幹些什麼嗎？ <text:line-break/><text:line-break/>二十幾年前剛去英國念書時，有一天回台探親，有位很仰慕西方的同學見了面跟我說，「你好厲害，現在都是看英文報紙」。我不置可否。但他接著問：「你都是看泰晤士報還是紐約時報？」我冷淡地回答說我不太看那類媒體。他有點受挫，於是就沒有繼續表揚我的「厲害」。 <text:line-break/><text:line-break/>但我其實原本想回答他說：「你覺得我看起來像個腦殘嗎？否則我怎麼會每天看那類報紙？」但我忍住了，沒有把話講得這麼強烈，因為我知道他並無惡意，反倒是充滿恭維與佩服。而且，我知道，我若這麼回答，他也不會相信，他不可能相信腦殘人士才會每天看那些極端偏頗、沒有營養也沒有真相、充斥謠言與抹黑的所謂「媒體」。</text:p>
      <text:p text:style-name="P2">陳真   |  2020.11.06 00:34   |   <text:a xlink:type="simple" xlink:href="http://palinfo.habago.org/Entry?Command=Information_PrintForum#FORUM40062"><text:span text:style-name="T1">#</text:span></text:a></text:p>
      <text:p text:style-name="P3">我略知戰爭一、二 <text:line-break/><text:line-break/>陳真 <text:line-break/><text:line-break/>2020. 11. 06. <text:line-break/><text:line-break/><text:line-break/>怡靜傳給我的： <text:line-break/><text:line-break/><text:a xlink:type="simple" xlink:href="https://bit.ly/365TX53"><text:span text:style-name="T2">https://bit.ly/365TX53</text:span></text:a><text:s/><text:line-break/><text:line-break/>英文看得懂嗎？圖片右側有個箭頭，一共好像有三張。 <text:line-break/><text:line-break/>美國幾十年來天天在 "輸出民主"，輸出的方法就是發動侵略戰爭、製造內亂或發動代理人內戰(一般是免費提供軍火武器，台灣則是得自掏腰包用好幾倍的行情價自行購買)、武裝政變、開列暗殺清單進行大規謀殺反美與左傾人士、屠村、種族滅絕、熱錢炒作藉以佔領國家產業、控制該國教育與媒體進行洗腦，荼毒下一代、控制NGO培植走狗掛社運羊頭賣政治狗肉、雙線培植相互競爭之政治代理人以建立傀儡政權並防止單一勢力坐大......。 <text:line-break/><text:line-break/>只要能選出自己的走狗，哪怕是無所不用其極，就說是偉大民主。反之，不管多麼民主、多麼勤政愛民，對人民多麼有貢獻，照樣用武力推翻，哪怕老幼婦孺血流成河，哪怕成為人間煉獄，哪怕千百萬人傷亡、淪為難民，照幹不誤。 <text:line-break/><text:line-break/>有沒有哪一天，美國也能嚐嚐被別人民主輸入的毀滅式痛苦？ <text:line-break/><text:line-break/>昨天去看了捷克導演 Vaclav Marhoul 拍的 "The Painted Bird"： <text:line-break/><text:line-break/><text:a xlink:type="simple" xlink:href="https://bit.ly/3p2SNQi"><text:span text:style-name="T2">https://bit.ly/3p2SNQi</text:span></text:a><text:s/><text:line-break/><text:line-break/>看完之後的這兩天，心情一直很憂鬱，還真有點厭世念頭，覺得萬物生命很可憐，很可悲，特別是那些弱小的生命。世上最痛苦之事，莫過於對別人或動物的痛苦愛莫能助。我要是一個人可以代為承受世上所有痛苦，該有多好，那我就肯定不會憂鬱了。 <text:line-break/><text:line-break/>其實，原本差點看不下去。我平常很少看電影會想半途離席，但這電影我真的差點無法忍受，太可悲，太殘忍。但我知道，現實遠遠要比它還要殘忍血腥千萬倍。 <text:line-break/><text:line-break/>我很慶幸堅持看完，最後彷彿得到了一點安慰與救贖： <text:line-break/><text:line-break/><text:a xlink:type="simple" xlink:href="https://bit.ly/32ivt7H"><text:span text:style-name="T2">https://bit.ly/32ivt7H</text:span></text:a><text:s/><text:line-break/><text:line-break/>威秀影城已下片，目前只剩IN98駁二電影院。如果挖得出時間，很想再去看一次。昨天我是在威秀看的，包括我在內，全場就只有兩名觀眾。散場時，我看到某一廳大排長龍，全是年輕人，隊伍排很長很長。我好奇問了一下你們排這麼長的隊伍是要看哪部電影？一位高中女生告訴我片名，但我聽了幾遍都還是聽不懂，於是她就拿出手機給我看，是一部日本動畫片。我有點訝異，大叫一聲："蛤！？鬼滅刀？" 她的男伴帶點憐憫的口氣糾正我說："不是刀，是鬼滅刃啦"。 <text:line-break/><text:line-break/>我們這一代人統統未經戰事。我不敢說我懂戰爭，但是透過長年的閱讀，我略知戰爭一、二，我極其熟悉現代一些戰爭以及那些被美國 "民主輸出" 的國家。 <text:line-break/><text:line-break/>我想說，那些把戰爭或動亂看得很刺激很有趣的腦殘們，還有包藏禍心鼓吹 "全民皆兵" 的 "吳怡農們"，同時也包括整天鼓吹兩岸武統、帶點狐假虎威囂張味道的親中人士們，何不去看看這部電影？看看戰爭從何而來，看看人性是怎麼一回事。</text:p>
      <text:p text:style-name="P2">五元   |  2020.11.05 07:48   |   <text:a xlink:type="simple" xlink:href="http://palinfo.habago.org/Entry?Command=Information_PrintForum#FORUM40061"><text:span text:style-name="T1">#</text:span></text:a></text:p>
      <text:p text:style-name="P4">世事如棋,乾坤莫測,一早醒來,選情已朝陳醫生希望的方向前進, <text:line-break/>我支持拜登叔叔小贏,川建國力挽狂瀾在國內捲起千堆雪,拉起美麗的風景線, <text:line-break/>偉栽美利堅~ <text:line-break/><text:line-break/>In Trump We Trust</text:p>
      <text:p text:style-name="P2">陳真   |  2020.11.04 18:56   |   <text:a xlink:type="simple" xlink:href="http://palinfo.habago.org/Entry?Command=Information_PrintForum#FORUM40057"><text:span text:style-name="T1">#</text:span></text:a></text:p>
      <text:p text:style-name="P3">看來川普應該是贏了，但是拜登還有覺青們的幾百萬張郵寄選票可以逆轉勝！希望登伯明後天能以些微票數逆轉勝成功！ <text:line-break/><text:line-break/>不過，這下川普可不答應了，一定得捍衛民主才行；上法院太慢了，建議直接宣佈戒嚴，並且派出無人機轟炸民主黨總部，把拜登幹掉，另外再派出黑豹突擊隊，屠殺各州暴民，或是發射飛彈比較快，轟炸華爾街，摧毀假新聞中心CNN及紐約時報，全員殲滅，捍衛民主與人權，讓美國永遠都很偉大。 <text:line-break/><text:line-break/>美國在其他國家不都是這麼幹的嗎？民主不容打折，人權豈可讓步？川普加油。</text:p>
      <text:p text:style-name="P2">陳真   |  2020.11.04 14:52   |   <text:a xlink:type="simple" xlink:href="http://palinfo.habago.org/Entry?Command=Information_PrintForum#FORUM40056"><text:span text:style-name="T1">#</text:span></text:a></text:p>
      <text:p text:style-name="P4">希望川普以些微票數落敗，然後經過抗爭、暴動、最好是各州內戰、軍閥割據，川普逆轉勝，最後各州宣布獨立，川普心有不甘，抖出各種美國黑幕。 <text:line-break/><text:line-break/>川普加油！</text:p>
      <text:p text:style-name="P2">陳真   |  2020.11.03 01:52   |   <text:a xlink:type="simple" xlink:href="http://palinfo.habago.org/Entry?Command=Information_PrintForum#FORUM40055"><text:span text:style-name="T1">#</text:span></text:a></text:p>
      <text:p text:style-name="P3">小武們(三)：問天下誰是英雄？ <text:line-break/><text:line-break/>陳真  2020. 11. 03. <text:line-break/><text:line-break/><text:line-break/>《小武》這電影，史詩一般，只要一想到它，心裡頭就不平靜，起波濤，就像被人說中心事那樣。我相信，它會成為影史上的不朽經典，卻僅僅只花了20萬人民幣。 <text:line-break/><text:line-break/>賈樟柯拍這電影時是個大四學生，片頭寫著：「北京電影學院學生作業」。此片於國際成名後，各方資金到位，錢多了，拍出的電影卻反倒遜色許多。(2019.02.12.)   <text:line-break/><text:line-break/>「我站在烈烈風中，恨不能蕩盡綿綿心痛。望蒼天，四方雲動，劍在手，問天下誰是英雄。」這歌叫《霸王別姬》，幾度出現在電影中，特別是最後一次出現在暗巷逆光背景，非常震撼感人。在絕望與失敗中，一個英雄誕生了。 <text:line-break/><text:line-break/>霸王就是項羽，自刎烏江，美人與江山，全歸無有。但世上還能有什麼樣的英雄下場如此動人？ <text:line-break/><text:line-break/>齊克果說，「世上的確有這麼一種『意義』，唯有透過『無意義』方能表達。」我把這樣一種奇怪的、不具意義的『意義』之生成途徑，稱為 "self-revocation" (自廢武功、自暴自棄)。一個人，當他盡棄所學，折劍以去，或許他才是那個真正會使劍的人。 <text:line-break/><text:line-break/>維根斯坦說，「哲學最大的成就就是不再從事哲學」。有些東西不可能被看見，除非它消失；一個事物之成功的唯一可能性，恰恰就在於它的失敗；最軟弱之物，卻也最剛強...所有這一切敘述，全屬矛盾弔詭，但齊克果說，「弔詭掃除了世上一切概念」，理性將無所依存，智慧由是而生。 <text:line-break/><text:line-break/>維根斯坦說，齊克果是19世紀最偉大的哲學家。我能理解維根斯坦為何如此推崇齊克果，因為兩位英雄，所見略同。不過，很多東西，說大家都會說，但如果你不是那樣的人，就不可能體會。 <text:line-break/><text:line-break/>這麼一些想法，什麼有意義沒意義的，僅是膚淺結論，內在深沉全在複雜演繹中。但再怎麼深沉，凡屬概念者，終究蒼白。 <text:line-break/><text:line-break/>概念是這樣一種東西，如果你沒法以命相許，拿一條小命跟它匹配等同，那它其實也就只是可有可無的一點身外物，就像放屁那樣，脫口而出，隨風發散。 <text:line-break/><text:line-break/>小武是個失敗者，被社會拋得遠遠的，跌落在一個絕望的邊緣角落，但他的徹底失敗與挫折，他的悲劇，恰恰造就他成為一名真正意義上的英雄。(2014.04.21.) <text:line-break/><text:line-break/>常希望有一天，能有機會去虞姬墳上一拜。項羽四面楚歌之際，尚有虞姬。世上活物盡皆巧妙。你看，小武比項羽更慘，連「虞姬」都跟人跑了。可是事情就是這麼奇妙，當一個人落入絕望，眾人離棄，當一切都失去時，他反倒似乎獲得了高貴的尊嚴與救贖。(2014.04.26.)</text:p>
      <text:p text:style-name="P2">秉叡   |  2020.11.01 02:56   |   <text:a xlink:type="simple" xlink:href="http://palinfo.habago.org/Entry?Command=Information_PrintForum#FORUM40054"><text:span text:style-name="T1">#</text:span></text:a></text:p>
      <text:p text:style-name="P3">最近英國政壇上發生令人難過的事情： <text:line-break/><text:line-break/><text:line-break/>英國工黨前黨魁郝爾彬遭暫停黨籍　涉任內縱容反猶太言論 <text:line-break/><text:line-break/><text:line-break/>即時國際 <text:line-break/><text:line-break/>撰文：張子傑 <text:line-break/>2020-10-30 01:12 <text:line-break/>最後更新日期：2020-10-30 01:12 <text:line-break/><text:line-break/><text:line-break/>英國在野工黨10月29日宣布，暫停前黨魁郝爾彬（Jeremy Corbyn）的黨籍，指他淡化一份關於他擔任黨魁時對黨內反猶太言論處理不力的報告。 <text:line-break/><text:line-break/>英國平等及人權委員會（The Equality and Human Rights Commission，EHRC）最近公布調查報告，顯示工黨在郝爾彬領導時，黨內曾有政治干預涉及反猶太言論的投訴、缺乏足夠訓練處理反猶太言論的投訴、騷擾投訴人並形容有關投訴為不實。調查發現郝爾彬辦公室曾不恰當介入事件，包括有員工影響是否調查或作出處分的決定。 <text:line-break/><text:line-break/>工黨現任黨魁施紀賢（Keir Starmer）接受報告內容，稱會根據全部建議作出改善。他表示事件為工黨帶來羞愧，指該黨令猶太人失望，因此對他們的遭遇感到抱歉，強調不會讓事件再發生。 <text:line-break/><text:line-break/><text:line-break/><text:line-break/><text:line-break/>工黨同時宣布在完成調查前暫停郝爾彬的黨籍，並取消他的黨鞭地位，意味他無法以工黨議員身份到下議院參與投票。不過郝爾彬則強調自己一直決心消除種族歧視問題，稱對沒法迅速兌現承諾感到遺憾，同時批評黨內外對手和傳媒誇大問題，表明會為自己因政治干預而被暫停黨籍的決定上訴。 <text:line-break/><text:line-break/><text:line-break/><text:a xlink:type="simple" xlink:href="https://www.hk01.com/%E5%8D%B3%E6%99%82%E5%9C%8B%E9%9A%9B/542246/%E8%8B%B1%E5%9C%8B%E5%B7%A5%E9%BB%A8%E5%89%8D%E9%BB%A8%E9%AD%81%E9%83%9D%E7%88%BE%E5%BD%AC%E9%81%AD%E6%9A%AB%E5%81%9C%E9%BB%A8%E7%B1%8D-%E6%B6%89%E4%BB%BB%E5%85%A7%E7%B8%B1%E5%AE%B9%E5%8F%8D%E7%8C%B6%E5%A4%AA%E8%A8%80%E8%AB%96"><text:span text:style-name="T2">https://www.hk01.com/</text:span>即時國際<text:span text:style-name="T2">/542246/</text:span>英國工黨前黨魁郝爾彬遭暫停黨籍-涉任內縱容反猶太言論</text:a><text:s/><text:line-break/>＝＝＝＝＝＝＝＝＝＝＝＝＝＝＝＝＝＝＝＝＝＝＝＝＝＝＝＝＝＝＝ <text:line-break/>反猶主義再成翦除異見工具 <text:line-break/><text:line-break/><text:line-break/>01觀點 <text:line-break/><text:line-break/>撰文：評論編輯室 <text:line-break/>2020-10-30 17:00 <text:line-break/>最後更新日期：2020-10-30 17:00 <text:line-break/><text:line-break/><text:line-break/>近年英國坊間流傳一個笑話，每當在野工黨於民調中追近保守黨，黨內總會爆出反猶主義的醜聞。早前一項民調顯示工黨支持率以40%超越執政保守黨，恰好此時出爐的英國平等及人權委員會報告抨擊工黨領導層縱容黨內反猶主義行為，曾為人權律師的現任黨魁施紀賢（Keir Starmer）為此致歉，前黨魁郝爾彬卻稱有人出於政治原因將黨內反猶主義問題嚴重誇大。不及半日傳媒爆出工黨將郝爾彬驅逐出黨，此舉頓時於英國投下震撼彈，並且引發工黨黨內強烈震盪。 <text:line-break/><text:line-break/><text:line-break/>自郝爾彬在2015年上台以來，圍繞工黨的反猶主義指控便無日無之。郝爾彬於80年代擔任國會議員，由於其一直堅持工黨的左翼傳統，與90年代起當政的貝理雅親資本家作風大相逕庭，因此長年遭黨核心排擠。2003年貝理雅配合美國揮軍入侵伊拉克，郝爾彬跟隨黨內左翼元老本恩（Tony Benn）發動反戰運動，公然跟黨中央唱反調，令其與貝理雅一派種下嫌隙。 <text:line-break/><text:line-break/><text:line-break/>郝爾彬上台惹反猶指控 <text:line-break/><text:line-break/>直到貝理雅卸任後，工黨在白高敦、文立彬中間派領導下接連大敗，方令工黨急欲求變，此時郝爾彬毅然從後座走到前台，力挑黨內眾多中間派候選人競逐黨魁之位，吸引年輕人爭相入黨支持，讓連年下跌的工黨黨員數目得以回升，並將貝理雅以降的新工黨路線拉回到左翼傳統。 <text:line-break/><text:line-break/>然而郝爾彬甫上台，傳媒便將其昔日與愛爾蘭共和軍會面、公然支持巴基斯坦人的言論全數抽出來大加鞭撻，甚至扣上恐怖主義同情者、衣櫃裏的反猶主義者等污名。黨內外對郝爾彬的攻訐更是無日無之，到2016年脫歐公投時中間派又以郝爾彬未全力呼籲選民留歐為由發動倒閣。 <text:line-break/><text:line-break/><text:line-break/><text:line-break/>工黨時有爆出反猶主義醜聞雖為事實，但2016年英國國會內政事務委員會發表調查報告便指出工黨反猶主義傾向未必比其他政黨嚴重，況且郝爾彬本人亦曾公開譴責黨內發表疑似反猶言論成員，例如曾戲稱把以色列遷往美國便可解決以巴問題和減輕以色列說客在華盛頓花費的工黨國會議員沙阿（Naz Shah），以及稱希特拉支持猶太人移民以色列為錫安主義的前倫敦市長利文斯通（Ken Livingstone）。 <text:line-break/><text:line-break/>儘管如此，郝爾彬本人仍一直受反猶主義指控糾纏不休。在2018年，他在社交媒體評價一幅描繪銀行家操縱世界的壁畫被批評為反猶主義，事後他為未對該壁畫背後隱含的反猶訊息提高警覺而致歉，但平等及人權委員會的報告仍稱他不為該投訴進行調查屬於政治干預而有違反《平等法》之嫌。另外，報告稱工黨在郝爾彬領導下沒有為處理反猶投訴人員提供足夠訓練，有黨員更以反猶言論騷擾猶太裔黨員及否定對他們的反猶主義投訴為偽造或抹黑。今次不否認黨內存在反猶問題的郝爾彬認為報告誇大，結果卻遭施紀賢作為憑據逐之出黨。 <text:line-break/><text:line-break/><text:line-break/>對猶爭議淪為政治工具 <text:line-break/><text:line-break/>事實上工黨一份內部報告早已指出，反猶主義指控為黨內反郝爾彬派系及黨外政敵打撃其領導的政治工具。工黨內部反猶爭議明明一直存在，卻在郝爾彬上台後突然成為焦點議題，而每當工黨在民調中上揚保守派報章總會爆出對工黨或郝爾彬的反猶指控，反觀在保守黨內一樣大行其道的反移民、恐伊斯蘭言論卻從未得到同等關注。在此政治正確大行其道、取消文化唯我獨尊的年頭，任何稍為偏離標準的言論皆可構成歧視帽子，更易於成為政治工具打壓異己。 <text:line-break/><text:line-break/><text:line-break/>反猶主義指控被利用作打壓異己的工具在西方政界實在汗牛充棟，記得年多前美國的索馬里裔新晉進步派眾議員奧馬爾（Ilhan Omar）指華盛頓內最有影響力游說團體之一的美國以色列公共事務委員會（AIPAC）撥出巨額捐助不少國會議員，質疑他們究竟是向何國效忠；此舉引起政壇軒然大波，輿論直斥她為反猶主義者，與進步派早有嫌隙的眾議院議長佩洛西更親自出動草擬議案作出譴責，後來聲援奧馬爾的議員強烈反彈，才迫使佩洛西以不點名譴責任何種族歧視言論作結。 <text:line-break/><text:line-break/>不論是美國的奧馬爾抑或英國的郝爾彬，他們的遭遇正正反證了以色列在英、美政界的莫大影響力。任何針對以色列游說團體對政客的巨額捐助、挑戰以色列立國理據的錫安主義、批評以色列政府的巴勒斯坦政策或只是圍繞此問題的玩笑，都有機會被扣上反猶主義的帽子，形同屠猶否定者或納粹主義者般十惡不赦。這種做法骨子裏只是務求將反對以色列政府的異見消滅於萌芽狀態，然而如此「狼來了」式的濫用反猶指控只會令公眾對猶太人失去同情，對於真正受暴力及恐襲威脅的普羅猶太民眾來說只會造成反效果。 <text:line-break/><text:line-break/>郝爾彬的故事亦反映工黨左右兩派持續多年的派系鬥爭。施紀賢狠下毒手將前黨魁驅逐出黨，使郝爾彬在下屆議會選舉無法得到黨內提名，等同宣判他的政治生涯死刑，其意旨正在於撃潰由郝爾彬帶起的左翼草根運動，不過對此極為反彈的基層年輕黨員已揚言集體出走，因此有關事件勢將加劇黨內鬥爭。回顧上世紀80年代工黨同樣因接連敗選陷入路綫之爭，左翼元老本恩堅持左翼路線，中間派則出走另立社民黨，結果令工黨十多年長期在野，方由貝理雅領導的新工黨回朝執政。此次施郝之爭，會否再令工黨重蹈覆轍？ <text:line-break/><text:line-break/><text:line-break/><text:a xlink:type="simple" xlink:href="https://www.hk01.com/01%E8%A7%80%E9%BB%9E/542474/%E5%8F%8D%E7%8C%B6%E4%B8%BB%E7%BE%A9%E5%86%8D%E6%88%90%E7%BF%A6%E9%99%A4%E7%95%B0%E8%A6%8B%E5%B7%A5%E5%85%B7"><text:span text:style-name="T2">https://www.hk01.com/01</text:span><text:span text:style-name="T3">觀點</text:span><text:span text:style-name="T2">/542474/</text:span><text:span text:style-name="T3">反猶主義再成翦除異見工具</text:span></text:a><text:s/><text:line-break/>＝＝＝＝＝＝＝＝＝＝＝＝＝＝＝＝＝＝＝＝＝＝＝＝＝＝＝＝＝＝＝＝ <text:line-break/>知乎網上對於這事件的討論： <text:line-break/><text:line-break/>如何看待科尔宾被工党暂停党员身份并开除党内职务？ <text:line-break/><text:line-break/><text:a xlink:type="simple" xlink:href="https://www.zhihu.com/question/427999580"><text:span text:style-name="T2">https://www.zhihu.com/question/427999580</text:span></text:a><text:s/><text:line-break/><text:line-break/>＝＝＝＝＝＝＝＝＝＝＝＝＝＝＝＝＝＝＝＝＝＝＝＝＝＝＝ <text:line-break/><text:line-break/>有件事想請教陳真先生以及有在國外常住的網友們一個問題，究竟歐美國家的民眾是否還存在的所謂的反猶主義，即對猶太民族的敵視呢？謝謝 <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